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23cm" svg:height="4.876cm" draw:transform="skewX (0.000872664625997165) rotate (-1.55247036964896) translate (7.4413233250408cm 1.9997516555368cm)" svg:viewBox="0 0 1224 4877" svg:d="M1223 4781c-78-342-272-1114-337-1883-66-767-88-2344-73-2551 7-108-809-506-813-278-2 227 72 1965 161 2788 88 821 183 1367 279 1916 21 174 808 95 783 8z">
          <text:p/>
        </draw:path>
        <draw:path draw:style-name="gr1" draw:text-style-name="P1" draw:layer="layout" svg:width="0.902cm" svg:height="0.661cm" draw:transform="rotate (-2.15687788961459) translate (7.716791145399cm 2.15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245791145399cm 2.649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099cm" svg:height="3.542cm" draw:transform="rotate (-1.55281943549936) translate (6.7633483498099cm 4.9956330910233cm)" svg:viewBox="0 0 1100 3543" svg:d="M1098 3416c-47-197-177-1020-226-1592-52-573-70-1375-58-1481 12-107-818-508-814-268 3 239 88 1148 147 1844 60 694 97 1067 165 1472 30 170 835 223 786 25z">
          <text:p/>
        </draw:path>
        <draw:path draw:style-name="gr1" draw:text-style-name="P1" draw:layer="layout" svg:width="0.903cm" svg:height="0.661cm" draw:transform="rotate (-2.15757602131539) translate (7.045824440437cm 5.155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3.952457318594cm 5.4962958331614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273cm" svg:height="4.873cm" draw:transform="skewX (0.000872664625997166) rotate (-1.55247036964896) translate (7.4372982571385cm 7.7497324414167cm)" svg:viewBox="0 0 1274 4874" svg:d="M1273 4778c-78-341-272-1114-337-1882-66-767-138-2356-122-2563 6-108-810-490-814-262-2 227 122 1961 211 2784 88 820 183 1366 279 1915 21 173 808 96 783 8z">
          <text:p/>
        </draw:path>
        <draw:path draw:style-name="gr1" draw:text-style-name="P1" draw:layer="layout" svg:width="0.902cm" svg:height="0.661cm" draw:transform="rotate (-2.15687788961459) translate (7.712791145399cm 7.90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245791145399cm 8.449794775129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3:15.29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